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33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office:value-type="string">
            <text:p>column_name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table:number-columns-repeated="1019"/>
        </table:table-row>
        <table:table-row table:style-name="ro1">
          <table:table-cell office:value-type="string">
            <text:p>numero_de_cliente</text:p>
          </table:table-cell>
          <table:table-cell office:value-type="float" office:value="17374368">
            <text:p>17374368</text:p>
          </table:table-cell>
          <table:table-cell office:value-type="float" office:value="17417951">
            <text:p>17417951</text:p>
          </table:table-cell>
          <table:table-cell office:value-type="float" office:value="40073498">
            <text:p>40073498</text:p>
          </table:table-cell>
          <table:table-cell office:value-type="float" office:value="4566141">
            <text:p>4566141</text:p>
          </table:table-cell>
          <table:table-cell table:number-columns-repeated="1019"/>
        </table:table-row>
        <table:table-row table:style-name="ro1">
          <table:table-cell office:value-type="string">
            <text:p>foto_mes</text:p>
          </table:table-cell>
          <table:table-cell table:number-columns-repeated="4" office:value-type="float" office:value="201406">
            <text:p>201406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rketing_activo_ultimos90dias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liente_vi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liente_sucursal</text:p>
          </table:table-cell>
          <table:table-cell office:value-type="float" office:value="374">
            <text:p>374</text:p>
          </table:table-cell>
          <table:table-cell office:value-type="float" office:value="329">
            <text:p>329</text:p>
          </table:table-cell>
          <table:table-cell office:value-type="float" office:value="1019">
            <text:p>1019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liente_edad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liente_antiguedad</text:p>
          </table:table-cell>
          <table:table-cell office:value-type="float" office:value="121">
            <text:p>121</text:p>
          </table:table-cell>
          <table:table-cell office:value-type="float" office:value="109">
            <text:p>109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rentabilidad</text:p>
          </table:table-cell>
          <table:table-cell office:value-type="float" office:value="835">
            <text:p>835</text:p>
          </table:table-cell>
          <table:table-cell office:value-type="float" office:value="597">
            <text:p>597</text:p>
          </table:table-cell>
          <table:table-cell office:value-type="float" office:value="186446">
            <text:p>186446</text:p>
          </table:table-cell>
          <table:table-cell office:value-type="float" office:value="-9716">
            <text:p>-9716</text:p>
          </table:table-cell>
          <table:table-cell table:number-columns-repeated="1019"/>
        </table:table-row>
        <table:table-row table:style-name="ro1">
          <table:table-cell office:value-type="string">
            <text:p>mrentabilidad_annual</text:p>
          </table:table-cell>
          <table:table-cell office:value-type="float" office:value="8383">
            <text:p>8383</text:p>
          </table:table-cell>
          <table:table-cell office:value-type="float" office:value="6553">
            <text:p>6553</text:p>
          </table:table-cell>
          <table:table-cell office:value-type="float" office:value="1111428">
            <text:p>1111428</text:p>
          </table:table-cell>
          <table:table-cell office:value-type="float" office:value="-72579">
            <text:p>-72579</text:p>
          </table:table-cell>
          <table:table-cell table:number-columns-repeated="1019"/>
        </table:table-row>
        <table:table-row table:style-name="ro1">
          <table:table-cell office:value-type="string">
            <text:p>mcomisiones</text:p>
          </table:table-cell>
          <table:table-cell office:value-type="float" office:value="404">
            <text:p>404</text:p>
          </table:table-cell>
          <table:table-cell office:value-type="float" office:value="327">
            <text:p>327</text:p>
          </table:table-cell>
          <table:table-cell office:value-type="float" office:value="185739">
            <text:p>185739</text:p>
          </table:table-cell>
          <table:table-cell office:value-type="float" office:value="-10361">
            <text:p>-10361</text:p>
          </table:table-cell>
          <table:table-cell table:number-columns-repeated="1019"/>
        </table:table-row>
        <table:table-row table:style-name="ro1">
          <table:table-cell office:value-type="string">
            <text:p>mactivos_margen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2580">
            <text:p>72580</text:p>
          </table:table-cell>
          <table:table-cell office:value-type="float" office:value="-19814">
            <text:p>-19814</text:p>
          </table:table-cell>
          <table:table-cell table:number-columns-repeated="1019"/>
        </table:table-row>
        <table:table-row table:style-name="ro1">
          <table:table-cell office:value-type="string">
            <text:p>mpasivos_margen</text:p>
          </table:table-cell>
          <table:table-cell office:value-type="float" office:value="311">
            <text:p>311</text:p>
          </table:table-cell>
          <table:table-cell office:value-type="float" office:value="115">
            <text:p>115</text:p>
          </table:table-cell>
          <table:table-cell office:value-type="float" office:value="103831">
            <text:p>103831</text:p>
          </table:table-cell>
          <table:table-cell office:value-type="float" office:value="-6490">
            <text:p>-6490</text:p>
          </table:table-cell>
          <table:table-cell table:number-columns-repeated="1019"/>
        </table:table-row>
        <table:table-row table:style-name="ro1">
          <table:table-cell office:value-type="string">
            <text:p>marketing_coss_selling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paquete1</text:p>
          </table:table-cell>
          <table:table-cell table:number-columns-repeated="4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paquete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3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5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8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quete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uenta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uenta_corrien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uenta_corriente_Nopaquet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474893">
            <text:p>1474893</text:p>
          </table:table-cell>
          <table:table-cell office:value-type="float" office:value="-116289">
            <text:p>-116289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uenta_corriente_Paquete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011885">
            <text:p>6011885</text:p>
          </table:table-cell>
          <table:table-cell table:style-name="ce1" office:value-type="float" office:value="-5297754">
            <text:p>-5297754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cuenta_corriente_dolare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_ahorr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ja_ahorro_Paquete</text:p>
          </table:table-cell>
          <table:table-cell office:value-type="float" office:value="16676">
            <text:p>16676</text:p>
          </table:table-cell>
          <table:table-cell office:value-type="float" office:value="3855">
            <text:p>3855</text:p>
          </table:table-cell>
          <table:table-cell office:value-type="float" office:value="8994716">
            <text:p>8994716</text:p>
          </table:table-cell>
          <table:table-cell office:value-type="float" office:value="-1110">
            <text:p>-1110</text:p>
          </table:table-cell>
          <table:table-cell table:number-columns-repeated="1019"/>
        </table:table-row>
        <table:table-row table:style-name="ro1">
          <table:table-cell office:value-type="string">
            <text:p>mcaja_ahorro_Nopaquete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515757">
            <text:p>1515757</text:p>
          </table:table-cell>
          <table:table-cell office:value-type="float" office:value="-1001">
            <text:p>-1001</text:p>
          </table:table-cell>
          <table:table-cell table:number-columns-repeated="1019"/>
        </table:table-row>
        <table:table-row table:style-name="ro1">
          <table:table-cell office:value-type="string">
            <text:p>mcaja_ahorro_dolares</text:p>
          </table:table-cell>
          <table:table-cell office:value-type="float" office:value="4114">
            <text:p>4114</text:p>
          </table:table-cell>
          <table:table-cell office:value-type="float" office:value="0">
            <text:p>0</text:p>
          </table:table-cell>
          <table:table-cell office:value-type="float" office:value="7054755">
            <text:p>7054755</text:p>
          </table:table-cell>
          <table:table-cell office:value-type="float" office:value="-18789">
            <text:p>-18789</text:p>
          </table:table-cell>
          <table:table-cell table:number-columns-repeated="1019"/>
        </table:table-row>
        <table:table-row table:style-name="ro1">
          <table:table-cell office:value-type="string">
            <text:p>mdescubierto_preacordado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uentas_saldo</text:p>
          </table:table-cell>
          <table:table-cell table:style-name="ce1" office:value-type="float" office:value="27757">
            <text:p>27757</text:p>
          </table:table-cell>
          <table:table-cell table:style-name="ce1" office:value-type="float" office:value="5203">
            <text:p>5203</text:p>
          </table:table-cell>
          <table:table-cell table:style-name="ce1" office:value-type="float" office:value="13036090">
            <text:p>1303609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ttarjeta_debi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arjeta_debito_transaccion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utoservicio</text:p>
          </table:table-cell>
          <table:table-cell office:value-type="float" office:value="2221">
            <text:p>2221</text:p>
          </table:table-cell>
          <table:table-cell office:value-type="float" office:value="563">
            <text:p>563</text:p>
          </table:table-cell>
          <table:table-cell office:value-type="float" office:value="488069">
            <text:p>48806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arjeta_vis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arjeta_visa_transacciones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arjeta_visa_consumo</text:p>
          </table:table-cell>
          <table:table-cell table:style-name="ce1" office:value-type="float" office:value="5505">
            <text:p>5505</text:p>
          </table:table-cell>
          <table:table-cell table:style-name="ce1" office:value-type="float" office:value="3505">
            <text:p>3505</text:p>
          </table:table-cell>
          <table:table-cell table:style-name="ce1" office:value-type="float" office:value="794178">
            <text:p>79417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ttarjeta_mast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arjeta_master_transaccion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arjeta_master_consumo</text:p>
          </table:table-cell>
          <table:table-cell office:value-type="float" office:value="1676">
            <text:p>1676</text:p>
          </table:table-cell>
          <table:table-cell office:value-type="float" office:value="0">
            <text:p>0</text:p>
          </table:table-cell>
          <table:table-cell office:value-type="float" office:value="207579">
            <text:p>20757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prestamos_personales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restamos_personales</text:p>
          </table:table-cell>
          <table:table-cell office:value-type="float" office:value="13133">
            <text:p>13133</text:p>
          </table:table-cell>
          <table:table-cell office:value-type="float" office:value="0">
            <text:p>0</text:p>
          </table:table-cell>
          <table:table-cell office:value-type="float" office:value="621000">
            <text:p>6210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prestamos_prendario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restamos_prendarios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431704">
            <text:p>43170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prestamos_hipotecarios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restamos_hipotecarios</text:p>
          </table:table-cell>
          <table:table-cell office:value-type="float" office:value="4749">
            <text:p>4749</text:p>
          </table:table-cell>
          <table:table-cell office:value-type="float" office:value="0">
            <text:p>0</text:p>
          </table:table-cell>
          <table:table-cell office:value-type="float" office:value="1311925">
            <text:p>131192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lazo_fij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lazo_fijo_dolares</text:p>
          </table:table-cell>
          <table:table-cell office:value-type="float" office:value="18531">
            <text:p>18531</text:p>
          </table:table-cell>
          <table:table-cell office:value-type="float" office:value="0">
            <text:p>0</text:p>
          </table:table-cell>
          <table:table-cell office:value-type="float" office:value="25041285">
            <text:p>2504128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plazo_fijo_pesos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9347134">
            <text:p>934713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fondos_comunes_invers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fondos_comunes_inversion_pesos</text:p>
          </table:table-cell>
          <table:table-cell table:style-name="ce1" office:value-type="float" office:value="2330">
            <text:p>233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974606">
            <text:p>21974606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fondos_comunes_inversion_dolares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218748">
            <text:p>22187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itul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itulos</text:p>
          </table:table-cell>
          <table:table-cell office:value-type="float" office:value="10740">
            <text:p>10740</text:p>
          </table:table-cell>
          <table:table-cell office:value-type="float" office:value="0">
            <text:p>0</text:p>
          </table:table-cell>
          <table:table-cell office:value-type="float" office:value="45465637">
            <text:p>4546563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vida_mercado_abiert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aut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viviend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seguro_accidentes_persona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_segurid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bonos_gobierno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monedas_extranjera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inversiones_otra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lan_sueld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plan_sueldo</text:p>
          </table:table-cell>
          <table:table-cell table:style-name="ce1" office:value-type="float" office:value="12758">
            <text:p>127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84260">
            <text:p>408426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mplan_sueldo_manual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39387">
            <text:p>839387</text:p>
          </table:table-cell>
          <table:table-cell table:style-name="ce1" office:value-type="float" office:value="-18975">
            <text:p>-18975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plan_sueldo_transacc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uenta_debitos_automatic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uenta_debitos_automaticos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234570">
            <text:p>23457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arjeta_visa_debitos_automatico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tarjeta_visa_debitos_automaticos</text:p>
          </table:table-cell>
          <table:table-cell office:value-type="float" office:value="1119">
            <text:p>1119</text:p>
          </table:table-cell>
          <table:table-cell office:value-type="float" office:value="335">
            <text:p>335</text:p>
          </table:table-cell>
          <table:table-cell office:value-type="float" office:value="76016">
            <text:p>7601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tarjeta_master_debitos_automatic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tarjeta_master_debitos_automaticos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47864">
            <text:p>4786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pagodeservici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pagodeservicios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3010">
            <text:p>18301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tpagomiscuent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pagomiscuentas</text:p>
          </table:table-cell>
          <table:table-cell table:style-name="ce1" office:value-type="float" office:value="2216">
            <text:p>22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21221">
            <text:p>342122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cajeros_propios_descuent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ajeros_propios_descuento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75">
            <text:p>5175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tarjeta_visa_descuento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arjeta_visa_descuentos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834">
            <text:p>2983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tarjeta_master_descuentos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arjeta_master_descuentos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209">
            <text:p>22209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cuenta_descuento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uenta_descuento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omisiones_mantenimie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omisiones_mantenimiento</text:p>
          </table:table-cell>
          <table:table-cell office:value-type="float" office:value="151">
            <text:p>151</text:p>
          </table:table-cell>
          <table:table-cell office:value-type="float" office:value="227">
            <text:p>227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omisiones_otras</text:p>
          </table:table-cell>
          <table:table-cell table:number-columns-repeated="2" office:value-type="float" office:value="7">
            <text:p>7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omisiones_otras</text:p>
          </table:table-cell>
          <table:table-cell office:value-type="float" office:value="434">
            <text:p>434</text:p>
          </table:table-cell>
          <table:table-cell office:value-type="float" office:value="349">
            <text:p>349</text:p>
          </table:table-cell>
          <table:table-cell office:value-type="float" office:value="243620">
            <text:p>243620</text:p>
          </table:table-cell>
          <table:table-cell office:value-type="float" office:value="-11020">
            <text:p>-11020</text:p>
          </table:table-cell>
          <table:table-cell table:number-columns-repeated="1019"/>
        </table:table-row>
        <table:table-row table:style-name="ro1">
          <table:table-cell office:value-type="string">
            <text:p>tcambio_moned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mbio_monedas_compra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mbio_monedas_compra</text:p>
          </table:table-cell>
          <table:table-cell table:number-columns-repeated="2" office:value-type="float" office:value="0">
            <text:p>0</text:p>
          </table:table-cell>
          <table:table-cell office:value-type="float" office:value="17250">
            <text:p>172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mbio_monedas_vent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mbio_monedas_venta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648">
            <text:p>864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transferencias_recibidas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transferencias_recibidas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1250">
            <text:p>20125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transferencias_emitidas</text:p>
          </table:table-cell>
          <table:table-cell table:number-columns-repeated="2"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transferencias_emitidas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961287">
            <text:p>96128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extraccion_autoservici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extraccion_autoservicio</text:p>
          </table:table-cell>
          <table:table-cell office:value-type="float" office:value="4133">
            <text:p>4133</text:p>
          </table:table-cell>
          <table:table-cell office:value-type="float" office:value="575">
            <text:p>575</text:p>
          </table:table-cell>
          <table:table-cell office:value-type="float" office:value="176065">
            <text:p>17606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heques_depositados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heques_depositados</text:p>
          </table:table-cell>
          <table:table-cell office:value-type="float" office:value="4116">
            <text:p>4116</text:p>
          </table:table-cell>
          <table:table-cell office:value-type="float" office:value="0">
            <text:p>0</text:p>
          </table:table-cell>
          <table:table-cell office:value-type="float" office:value="14545484">
            <text:p>1454548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heques_emitidos</text:p>
          </table:table-cell>
          <table:table-cell table:number-columns-repeated="2"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heques_emitidos</text:p>
          </table:table-cell>
          <table:table-cell table:style-name="ce1" office:value-type="float" office:value="2670">
            <text:p>267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41225">
            <text:p>9641225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cheques_depositados_rechazados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heques_depositados_rechazados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839775">
            <text:p>283977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heques_emitidos_rechazados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heques_emitidos_rechazados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65889">
            <text:p>56588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llcent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llcenter_transacciones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homebanki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homebanking_transacciones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7287">
            <text:p>728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autoservici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autoservicio_transacciones</text:p>
          </table:table-cell>
          <table:table-cell table:number-columns-repeated="2"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consultas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deposit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extraccion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cajas_otra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jeros_propio_transaccio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jeros_propio</text:p>
          </table:table-cell>
          <table:table-cell office:value-type="float" office:value="2695">
            <text:p>2695</text:p>
          </table:table-cell>
          <table:table-cell office:value-type="float" office:value="0">
            <text:p>0</text:p>
          </table:table-cell>
          <table:table-cell office:value-type="float" office:value="172500">
            <text:p>1725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ccajeros_ajenos_transaccio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cajeros_ajenos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64400">
            <text:p>6440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movimientos_ultimos90dia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marca_atras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cuenta_estado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aster_mfinanciacion_limite</text:p>
          </table:table-cell>
          <table:table-cell office:value-type="float" office:value="30580">
            <text:p>30580</text:p>
          </table:table-cell>
          <table:table-cell office:value-type="float" office:value="15525">
            <text:p>15525</text:p>
          </table:table-cell>
          <table:table-cell office:value-type="float" office:value="605912">
            <text:p>6059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Fvencimiento</text:p>
          </table:table-cell>
          <table:table-cell office:value-type="float" office:value="20160436">
            <text:p>20160436</text:p>
          </table:table-cell>
          <table:table-cell office:value-type="float" office:value="20160731">
            <text:p>20160731</text:p>
          </table:table-cell>
          <table:table-cell office:value-type="float" office:value="99991231">
            <text:p>99991231</text:p>
          </table:table-cell>
          <table:table-cell office:value-type="float" office:value="20020630">
            <text:p>20020630</text:p>
          </table:table-cell>
          <table:table-cell table:number-columns-repeated="1019"/>
        </table:table-row>
        <table:table-row table:style-name="ro1">
          <table:table-cell office:value-type="string">
            <text:p>Master_Finiciomora</text:p>
          </table:table-cell>
          <table:table-cell office:value-type="float" office:value="20140590">
            <text:p>20140590</text:p>
          </table:table-cell>
          <table:table-cell office:value-type="float" office:value="20140611">
            <text:p>20140611</text:p>
          </table:table-cell>
          <table:table-cell office:value-type="float" office:value="20140630">
            <text:p>20140630</text:p>
          </table:table-cell>
          <table:table-cell office:value-type="float" office:value="20140212">
            <text:p>20140212</text:p>
          </table:table-cell>
          <table:table-cell table:number-columns-repeated="1019"/>
        </table:table-row>
        <table:table-row table:style-name="ro1">
          <table:table-cell office:value-type="string">
            <text:p>Master_msaldototal</text:p>
          </table:table-cell>
          <table:table-cell office:value-type="float" office:value="3285">
            <text:p>3285</text:p>
          </table:table-cell>
          <table:table-cell office:value-type="float" office:value="299">
            <text:p>299</text:p>
          </table:table-cell>
          <table:table-cell office:value-type="float" office:value="247093">
            <text:p>247093</text:p>
          </table:table-cell>
          <table:table-cell office:value-type="float" office:value="-73668">
            <text:p>-73668</text:p>
          </table:table-cell>
          <table:table-cell table:number-columns-repeated="1019"/>
        </table:table-row>
        <table:table-row table:style-name="ro1">
          <table:table-cell office:value-type="string">
            <text:p>Master_msaldopesos</text:p>
          </table:table-cell>
          <table:table-cell office:value-type="float" office:value="3053">
            <text:p>3053</text:p>
          </table:table-cell>
          <table:table-cell office:value-type="float" office:value="288">
            <text:p>288</text:p>
          </table:table-cell>
          <table:table-cell office:value-type="float" office:value="207388">
            <text:p>207388</text:p>
          </table:table-cell>
          <table:table-cell office:value-type="float" office:value="-73668">
            <text:p>-73668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ster_msaldodolares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2264">
            <text:p>182264</text:p>
          </table:table-cell>
          <table:table-cell table:style-name="ce1" office:value-type="float" office:value="-23305">
            <text:p>-23305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Master_mconsumospesos</text:p>
          </table:table-cell>
          <table:table-cell table:style-name="ce1" office:value-type="float" office:value="1712">
            <text:p>1712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207000">
            <text:p>207000</text:p>
          </table:table-cell>
          <table:table-cell table:style-name="ce1" office:value-type="float" office:value="-22209">
            <text:p>-22209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Master_mconsumosdolares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413">
            <text:p>22413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ster_mlimitecompra</text:p>
          </table:table-cell>
          <table:table-cell office:value-type="float" office:value="34016">
            <text:p>34016</text:p>
          </table:table-cell>
          <table:table-cell office:value-type="float" office:value="17250">
            <text:p>17250</text:p>
          </table:table-cell>
          <table:table-cell office:value-type="float" office:value="673164">
            <text:p>673164</text:p>
          </table:table-cell>
          <table:table-cell office:value-type="float" office:value="966">
            <text:p>966</text:p>
          </table:table-cell>
          <table:table-cell table:number-columns-repeated="1019"/>
        </table:table-row>
        <table:table-row table:style-name="ro1">
          <table:table-cell office:value-type="string">
            <text:p>Master_madelantopesos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7250">
            <text:p>1725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madelantodolar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fultimo_cierre</text:p>
          </table:table-cell>
          <table:table-cell office:value-type="float" office:value="20140584">
            <text:p>20140584</text:p>
          </table:table-cell>
          <table:table-cell table:number-columns-repeated="2" office:value-type="float" office:value="20140626">
            <text:p>20140626</text:p>
          </table:table-cell>
          <table:table-cell office:value-type="float" office:value="20070426">
            <text:p>20070426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ster_mpagado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6051">
            <text:p>20605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ster_mpagospesos</text:p>
          </table:table-cell>
          <table:table-cell office:value-type="float" office:value="-3243">
            <text:p>-3243</text:p>
          </table:table-cell>
          <table:table-cell office:value-type="float" office:value="-1538">
            <text:p>-1538</text:p>
          </table:table-cell>
          <table:table-cell office:value-type="float" office:value="8924">
            <text:p>8924</text:p>
          </table:table-cell>
          <table:table-cell office:value-type="float" office:value="-221316">
            <text:p>-221316</text:p>
          </table:table-cell>
          <table:table-cell table:number-columns-repeated="1019"/>
        </table:table-row>
        <table:table-row table:style-name="ro1">
          <table:table-cell office:value-type="string">
            <text:p>Master_mpagosdolares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0138">
            <text:p>2013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fechaalta</text:p>
          </table:table-cell>
          <table:table-cell office:value-type="float" office:value="20083707">
            <text:p>20083707</text:p>
          </table:table-cell>
          <table:table-cell office:value-type="float" office:value="20090303">
            <text:p>20090303</text:p>
          </table:table-cell>
          <table:table-cell office:value-type="float" office:value="20140630">
            <text:p>20140630</text:p>
          </table:table-cell>
          <table:table-cell office:value-type="float" office:value="20000608">
            <text:p>20000608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ster_mconsumototal</text:p>
          </table:table-cell>
          <table:table-cell table:style-name="ce1" office:value-type="float" office:value="1712">
            <text:p>1712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207000">
            <text:p>207000</text:p>
          </table:table-cell>
          <table:table-cell table:style-name="ce1" office:value-type="float" office:value="-22209">
            <text:p>-22209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ster_tconsumo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tadelantosefectiv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Master_mpagominimo</text:p>
          </table:table-cell>
          <table:table-cell office:value-type="float" office:value="735">
            <text:p>735</text:p>
          </table:table-cell>
          <table:table-cell office:value-type="float" office:value="23">
            <text:p>23</text:p>
          </table:table-cell>
          <table:table-cell office:value-type="float" office:value="187887">
            <text:p>18788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marca_atras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cuenta_estado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Visa_mfinanciacion_limite</text:p>
          </table:table-cell>
          <table:table-cell office:value-type="float" office:value="38212">
            <text:p>38212</text:p>
          </table:table-cell>
          <table:table-cell office:value-type="float" office:value="21735">
            <text:p>21735</text:p>
          </table:table-cell>
          <table:table-cell office:value-type="float" office:value="2266880">
            <text:p>226688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Fvencimiento</text:p>
          </table:table-cell>
          <table:table-cell office:value-type="float" office:value="20525157">
            <text:p>20525157</text:p>
          </table:table-cell>
          <table:table-cell office:value-type="float" office:value="20160630">
            <text:p>20160630</text:p>
          </table:table-cell>
          <table:table-cell office:value-type="float" office:value="99991231">
            <text:p>99991231</text:p>
          </table:table-cell>
          <table:table-cell office:value-type="float" office:value="19990531">
            <text:p>19990531</text:p>
          </table:table-cell>
          <table:table-cell table:number-columns-repeated="1019"/>
        </table:table-row>
        <table:table-row table:style-name="ro1">
          <table:table-cell office:value-type="string">
            <text:p>Visa_Finiciomora</text:p>
          </table:table-cell>
          <table:table-cell office:value-type="float" office:value="20140685">
            <text:p>20140685</text:p>
          </table:table-cell>
          <table:table-cell table:number-columns-repeated="2" office:value-type="float" office:value="20140701">
            <text:p>20140701</text:p>
          </table:table-cell>
          <table:table-cell office:value-type="float" office:value="20140204">
            <text:p>20140204</text:p>
          </table:table-cell>
          <table:table-cell table:number-columns-repeated="1019"/>
        </table:table-row>
        <table:table-row table:style-name="ro1">
          <table:table-cell office:value-type="string">
            <text:p>Visa_msaldototal</text:p>
          </table:table-cell>
          <table:table-cell office:value-type="float" office:value="7399">
            <text:p>7399</text:p>
          </table:table-cell>
          <table:table-cell office:value-type="float" office:value="3971">
            <text:p>3971</text:p>
          </table:table-cell>
          <table:table-cell office:value-type="float" office:value="899488">
            <text:p>899488</text:p>
          </table:table-cell>
          <table:table-cell office:value-type="float" office:value="-61306">
            <text:p>-61306</text:p>
          </table:table-cell>
          <table:table-cell table:number-columns-repeated="1019"/>
        </table:table-row>
        <table:table-row table:style-name="ro1">
          <table:table-cell office:value-type="string">
            <text:p>Visa_msaldopesos</text:p>
          </table:table-cell>
          <table:table-cell office:value-type="float" office:value="8084">
            <text:p>8084</text:p>
          </table:table-cell>
          <table:table-cell office:value-type="float" office:value="4445">
            <text:p>4445</text:p>
          </table:table-cell>
          <table:table-cell office:value-type="float" office:value="1034411">
            <text:p>1034411</text:p>
          </table:table-cell>
          <table:table-cell office:value-type="float" office:value="-70502">
            <text:p>-70502</text:p>
          </table:table-cell>
          <table:table-cell table:number-columns-repeated="1019"/>
        </table:table-row>
        <table:table-row table:style-name="ro1">
          <table:table-cell office:value-type="string">
            <text:p>Visa_msaldodolares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212581">
            <text:p>212581</text:p>
          </table:table-cell>
          <table:table-cell office:value-type="float" office:value="-35401">
            <text:p>-35401</text:p>
          </table:table-cell>
          <table:table-cell table:number-columns-repeated="1019"/>
        </table:table-row>
        <table:table-row table:style-name="ro1">
          <table:table-cell office:value-type="string">
            <text:p>Visa_mconsumospesos</text:p>
          </table:table-cell>
          <table:table-cell office:value-type="float" office:value="3438">
            <text:p>3438</text:p>
          </table:table-cell>
          <table:table-cell office:value-type="float" office:value="1609">
            <text:p>1609</text:p>
          </table:table-cell>
          <table:table-cell office:value-type="float" office:value="771638">
            <text:p>771638</text:p>
          </table:table-cell>
          <table:table-cell office:value-type="float" office:value="-17958">
            <text:p>-17958</text:p>
          </table:table-cell>
          <table:table-cell table:number-columns-repeated="1019"/>
        </table:table-row>
        <table:table-row table:style-name="ro1">
          <table:table-cell office:value-type="string">
            <text:p>Visa_mconsumosdolares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6115">
            <text:p>2611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mlimitecompra</text:p>
          </table:table-cell>
          <table:table-cell office:value-type="float" office:value="42464">
            <text:p>42464</text:p>
          </table:table-cell>
          <table:table-cell office:value-type="float" office:value="24150">
            <text:p>24150</text:p>
          </table:table-cell>
          <table:table-cell office:value-type="float" office:value="2266880">
            <text:p>2266880</text:p>
          </table:table-cell>
          <table:table-cell office:value-type="float" office:value="661">
            <text:p>661</text:p>
          </table:table-cell>
          <table:table-cell table:number-columns-repeated="1019"/>
        </table:table-row>
        <table:table-row table:style-name="ro1">
          <table:table-cell office:value-type="string">
            <text:p>Visa_madelantopesos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8750">
            <text:p>28750</text:p>
          </table:table-cell>
          <table:table-cell office:value-type="float" office:value="-336">
            <text:p>-336</text:p>
          </table:table-cell>
          <table:table-cell table:number-columns-repeated="1019"/>
        </table:table-row>
        <table:table-row table:style-name="ro1">
          <table:table-cell office:value-type="string">
            <text:p>Visa_madelantodolar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fultimo_cierre</text:p>
          </table:table-cell>
          <table:table-cell office:value-type="float" office:value="20140583">
            <text:p>20140583</text:p>
          </table:table-cell>
          <table:table-cell table:number-columns-repeated="2" office:value-type="float" office:value="20140626">
            <text:p>20140626</text:p>
          </table:table-cell>
          <table:table-cell office:value-type="float" office:value="20060622">
            <text:p>20060622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isa_mpagado</text:p>
          </table:table-cell>
          <table:table-cell table:style-name="ce1" office:value-type="float" office:value="2080">
            <text:p>208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8531">
            <text:p>27853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Visa_mpagospesos</text:p>
          </table:table-cell>
          <table:table-cell office:value-type="float" office:value="-6008">
            <text:p>-6008</text:p>
          </table:table-cell>
          <table:table-cell office:value-type="float" office:value="-3805">
            <text:p>-3805</text:p>
          </table:table-cell>
          <table:table-cell office:value-type="float" office:value="18870">
            <text:p>18870</text:p>
          </table:table-cell>
          <table:table-cell office:value-type="float" office:value="-448506">
            <text:p>-448506</text:p>
          </table:table-cell>
          <table:table-cell table:number-columns-repeated="1019"/>
        </table:table-row>
        <table:table-row table:style-name="ro1">
          <table:table-cell office:value-type="string">
            <text:p>Visa_mpagosdolares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9081">
            <text:p>2908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fechaalta</text:p>
          </table:table-cell>
          <table:table-cell office:value-type="float" office:value="20065647">
            <text:p>20065647</text:p>
          </table:table-cell>
          <table:table-cell office:value-type="float" office:value="20070807">
            <text:p>20070807</text:p>
          </table:table-cell>
          <table:table-cell office:value-type="float" office:value="20140630">
            <text:p>20140630</text:p>
          </table:table-cell>
          <table:table-cell office:value-type="float" office:value="19860904">
            <text:p>19860904</text:p>
          </table:table-cell>
          <table:table-cell table:number-columns-repeated="1019"/>
        </table:table-row>
        <table:table-row table:style-name="ro1">
          <table:table-cell office:value-type="string">
            <text:p>Visa_mconsumototal</text:p>
          </table:table-cell>
          <table:table-cell office:value-type="float" office:value="3438">
            <text:p>3438</text:p>
          </table:table-cell>
          <table:table-cell office:value-type="float" office:value="1609">
            <text:p>1609</text:p>
          </table:table-cell>
          <table:table-cell office:value-type="float" office:value="771638">
            <text:p>771638</text:p>
          </table:table-cell>
          <table:table-cell office:value-type="float" office:value="-17958">
            <text:p>-17958</text:p>
          </table:table-cell>
          <table:table-cell table:number-columns-repeated="1019"/>
        </table:table-row>
        <table:table-row table:style-name="ro1">
          <table:table-cell office:value-type="string">
            <text:p>Visa_tconsumo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tadelantosefectiv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a_mpagominimo</text:p>
          </table:table-cell>
          <table:table-cell office:value-type="float" office:value="1738">
            <text:p>1738</text:p>
          </table:table-cell>
          <table:table-cell office:value-type="float" office:value="839">
            <text:p>839</text:p>
          </table:table-cell>
          <table:table-cell office:value-type="float" office:value="264276">
            <text:p>2642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articipa</text:p>
          </table:table-cell>
          <table:table-cell table:number-columns-repeated="4" office:value-type="float" office:value="1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6T13:55:29</dc:date>
    <dc:creator>nemi </dc:creator>
    <meta:generator>LibreOffice/3.5$Linux_X86_64 LibreOffice_project/350m1$Build-2</meta:generator>
    <meta:editing-duration>PT20M21S</meta:editing-duration>
    <meta:editing-cycles>3</meta:editing-cycles>
    <meta:document-statistic meta:table-count="1" meta:cell-count="855" meta:object-count="0"/>
  </office:meta>
</office:document-meta>
</file>